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fo:font-size="11pt" fo:language="ru" fo:country="RU" style:font-size-asian="11pt" style:font-size-complex="11pt"/>
    </style:style>
    <style:style style:name="P10" style:family="paragraph" style:parent-style-name="Standard" style:list-style-name="L2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T1" style:family="text">
      <style:text-properties fo:font-size="11pt" fo:language="ru" fo:country="RU" style:font-size-asian="11pt" style:font-size-complex="11pt"/>
    </style:style>
    <style:style style:name="T2" style:family="text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T3" style:family="text">
      <style:text-properties officeooo:rsid="0011c930"/>
    </style:style>
    <style:style style:name="T4" style:family="text">
      <style:text-properties officeooo:rsid="001349b5"/>
    </style:style>
    <style:style style:name="T5" style:family="text">
      <style:text-properties officeooo:rsid="001543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Красным выделены не доработанные блоки.</text:p>
      <text:p text:style-name="P4"/>
      <text:p text:style-name="P4"/>
      <text:p text:style-name="P5">Система управления РПК. </text:p>
      <text:p text:style-name="P5">Приложение 11. Протокол взаимодействия <text:span text:style-name="T3">модулей</text:span>.</text:p>
      <text:p text:style-name="P1"/>
      <text:p text:style-name="P1"/>
      <text:p text:style-name="P1"/>
      <text:p text:style-name="P2"><text:tab/>Протокол взаимодействия <text:span text:style-name="T4">модулей</text:span> использует HTTP/1.1 в качестве транспортного механизма. Од<text:span text:style-name="T5">ин</text:span> из <text:span text:style-name="T5">модулей</text:span> является сервером друго<text:span text:style-name="T5">й</text:span> <text:s/>- клиентом. Сервер представляет свои ресурсы по URL. Сервер поддерживает следующие методы HTTP:</text:p>
      <text:p text:style-name="P2"/>
      <text:list xml:id="list1135491875636857228" text:style-name="L1">
        <text:list-item>
          <text:p text:style-name="P7">HEAD</text:p>
        </text:list-item>
        <text:list-item>
          <text:p text:style-name="P7">GET</text:p>
        </text:list-item>
        <text:list-item>
          <text:p text:style-name="P7">POST</text:p>
        </text:list-item>
      </text:list>
      <text:p text:style-name="P2"/>
      <text:p text:style-name="P2"/>
      <text:p text:style-name="P2"><text:tab/>Все методы должны содержать только те заголовки, которые определенны в RFC. Ответы могут содержать заголовки не описанные в RFC. Заголовки не описанные в RFC должны начинаться с префикса <text:s/>«FR_». Например: FR_FIRMWARE_VERSION.</text:p>
      <text:p text:style-name="P2"/>
      <text:p text:style-name="P3">Примеры url:</text:p>
      <text:p text:style-name="P2"/>
      <text:list xml:id="list1185996438733169763" text:style-name="L2">
        <text:list-item>
          <text:p text:style-name="P9">http://ccb/io/get_inputs<text:tab/><text:tab/><text:tab/>- получить от ЦБУ состояния входов</text:p>
        </text:list-item>
        <text:list-item>
          <text:p text:style-name="P8"><text:span text:style-name="T1">http://pr12/gate/info<text:tab/></text:span><text:span text:style-name="T2"> <text:tab/><text:tab/>- получить информацию о затворе ПР номер 12</text:span></text:p>
        </text:list-item>
        <text:list-item>
          <text:p text:style-name="P10">http://pr12/move?x=20&amp;y=54 <text:tab/>- переместить ПР номер 12 в координаты x = 20 и y = 54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4T14:02:01</dc:date>
    <dc:creator>ilja </dc:creator>
    <meta:editing-duration>PT18H34M24S</meta:editing-duration>
    <meta:editing-cycles>240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1" meta:paragraph-count="12" meta:word-count="114" meta:character-count="802" meta:non-whitespace-character-count="695"/>
  </office:meta>
</office:document-meta>
</file>